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break-before="page"/>
      <style:text-properties fo:font-size="14pt" style:font-size-asian="14pt" style:font-size-complex="14pt"/>
    </style:style>
    <style:style style:name="P3" style:family="paragraph" style:parent-style-name="Heading_20_3">
      <style:paragraph-properties fo:break-before="page"/>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Heading_20_3">
      <style:paragraph-properties fo:margin-left="0cm" fo:margin-right="0cm" fo:text-indent="0cm" style:auto-text-indent="false" fo:break-before="page"/>
    </style:style>
    <style:style style:name="P7" style:family="paragraph" style:parent-style-name="Heading_20_3">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style:font-size-asian="14pt" style:font-size-complex="14pt"/>
    </style:style>
    <style:style style:name="T3" style:family="text" style:parent-style-name="Emphasis">
      <style:text-properties fo:font-size="14pt" style:font-size-asian="14pt" style:font-size-complex="14pt"/>
    </style:style>
    <style:style style:name="fr1" style:family="graphic" style:parent-style-name="Graphics">
      <style:graphic-properties fo:margin-left="0cm" fo:margin-right="0.265cm" fo:margin-top="0cm" fo:margin-bottom="0.265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a xlink:type="simple" xlink:href="http://babylonandbeyond.blogspot.com/"><text:span text:style-name="T1">BABYLON AND BEYOND: Anti-capitalist economics</text:span></text:a></text:h>
      <text:p text:style-name="P1"/>
      <text:p text:style-name="Standard"><text:span text:style-name="T2">So to start gently, not too much Keynes, Friedman, Marx or Negri, here is the preface from New Zealand Green Party Member of Parliament Nandor Tanczos.<text:line-break/><text:line-break/>Well Nandor where does one start, the man is amazing:<text:line-break/><text:line-break/></text:span><text:span text:style-name="T3">Tánczos, one of the more "colourful" of New Zealand's politicians, attracts both strong criticism and enthusiastic support.<text:line-break/><text:line-break/>The New Zealand public knows Tánczos primarily as the voice advocating the liberalisation of the cannabis law in New Zealand, although he also actively campaigns against genetic engineering and in favour of restorative justice. He also has a reputation as New Zealand's first and only Rastafarian MP. His most significant legislative achievement, the Clean Slate Act, conceals non-violent criminal offences if the offender does not re-offend after 7 years. His Misuse of Drugs (Hemp) amendment bill led the way for regulation changes to allow hemp growing in New Zealand. He currently has the Waste Minimisation Bill before parliament. In addition to his political policies, Tánczos also supports open source software, and uses Mandrake Linux on his work lap-top.<text:line-break/><text:line-break/>Tanczos is also notorious for his admission to occassionally consuming cannabis. He is however, a teetotaller</text:span><text:span text:style-name="T2"><text:line-break/><text:line-break/>More from the wiki oracle </text:span><text:a xlink:type="simple" xlink:href="http://en.wikipedia.org/wiki/Nandor_Tanczos"><text:span text:style-name="T1">here</text:span></text:a><text:span text:style-name="T2">.<text:line-break/><text:line-break/>I was so lucky to get this, he sums up the real essentials of non capitalist economy with poetry and precision.<text:line-break/><text:line-break/>This is the language of 'Jah' and Shakespeare...a prophetic voice but with some impressive intellectual under pinnings.<text:line-break/><text:line-break/>Read and enjoy....you may well have seen this before it is happily floating around the blog sphere on several sites.<text:line-break/><text:line-break/><text:line-break/></text:span></text:p>
      <text:p text:style-name="P2">PREFACE<text:line-break/>Nandor Tanczos<text:line-break/>Human beings face the greatest challenge in the history of our species. We face the destruction of the life support systems on which our very existence depends, and we face it because of our own activity.<text:line-break/></text:p>
      <text:p text:style-name="P1">There are some who deny or diminish that threat. They mostly either retreat into fairy tale thinking – that technology, or the ‘free’ market, or UFO’s will save us - or hope that by closing their eyes they can it go away.<text:line-break/>Yet the evidence is mounting almost daily that the threats are very real and are gathering momentum. A new report from the UK is saying that if we don't turn carbon emissions around in the next decade, we will not be able to stop runaway climate change whatever we do.<text:line-break/></text:p>
      <text:p text:style-name="P1">Authoritative voices are warning us that we are very close to the point where world demand for oil will outstrip the capacity of the oilfields to supply. Our total dependence on fossil fuels, the use of which has provided the energy for an enormous expansion of human activity and population, is like a chemical addiction. And as the USA has recently confirmed in Iraq, strip a junkie of their supply and the temptation to turn to crime can be irresistable.</text:p>
      <text:p text:style-name="P1"><text:line-break/>“The American way of life” says George Bush the First “is not negotiable”.</text:p>
      <text:p text:style-name="P1"><text:line-break/>A time of crisis, however, is also the time of greatest opportunity. More and more people are waking up to the need to change, to change at a fundamental level, and to change right now. People are waking up to the fact that the institutions of society that so many have put their trust in are failing us. Government won’t do it. Big business can’t do it. Because the challenge we are facing is about more than changing a few policies or practises. It requires a fundamental rethink of what it means to be a human being. Government and business can become allies, but the power to make real change lies in the hearts and the lives of ordinary people.<text:line-break/></text:p>
      <text:p text:style-name="P1">It is already happening. The international people’s movement against genetically engineered (GE) plants and animals has demonstrated how the reckless agenda of multinational corporations, aided and abetted by our own governments, can be stopped in its tracks and rolled back. One conglomerate has been outed bribing government regulatory officials in Indonesia, GE companies are pulling out of the EU and Australia, and GE agriculture firms are facing massive stock market losses. The promised gold rush is proving to be a fantasy, largely because of global consumer resistence.<text:line-break/></text:p>
      <text:p text:style-name="P1">While the campaign has significant support in the scientific community, for many ordinary people it began as a sense that something just didn’t feel right. That feeling is often quickly backed up by investigation, but the sense of something being fundamentally arrogant and wrong about GE is the key - it is our humanness talking to us.</text:p>
      <text:p text:style-name="P1"><text:line-break/>What is it to be human? Western society, at least, defines us as individuals whose value can be judged by what job we have, what colour credit card, what kind of car we drive and the label on our clothes. <text:line-break/></text:p>
      <text:p text:style-name="P1">Yet beneath these displays of status, real people are emotional, social and spiritual beings - intrinsic characteristics that cannot be considered in isolation from each other. We seem to have forgotten that our relationships – with one another and all the other beings with whom we share this beautiful planet – are fundamental to who we are. </text:p>
      <text:p text:style-name="P1"><text:line-break/>There is a passage in the Bible that says “where there is no vision, the people perish”. The inability to step back and clearly see and understand the ‘big picture’ is the central problem that we face in the world today. The main motivations for Western industrial society for the past few hundred years - belief in unlimited growth and technology as the solution to all problems - are the very things that are killing us.</text:p>
      <text:p text:style-name="P1"><text:line-break/>We cannot grow forever on a finite planet. If we continue to assume that endless growth and consumption is possible, and disregard the biosphere’s capacity to meet our greed, and if we continue to neglect social justice and fair and sustainable wealth distribution, we will reap a bitter harvest.<text:line-break/>Neither will technology on its own fix the problem. Yes, we need better technology, more efficient technology that uses non-polluting cyclical processes and that does not depend on fossil fuels. But just more technology will not do, because the problem is in us and the way we see ourselves in the world.</text:p>
      <text:p text:style-name="P1"><text:line-break/>We humans think that we can own the planet, as if fleas could own a dog. Our concepts of property ownership are vastly different from traditional practises of recognising use rights over various resources. A right to grow or gather food or other resources in a particular place is about meeting needs. Property ownership is about the ability to live on one side of the world and speculate on resources on the other, possibly without ever seeing it, without regard to need or consequence.<text:line-break/></text:p>
      <text:p text:style-name="P1">The ability to ‘own’ property is fundamental to capitalism. Since the first limited liability companies - the Dutch and British East India Companies - were formed, we have seen the kidnapping and enslavement of 20 - 60 million African people and the rape, murder and exploitation of indigenous people around the world. Colonisation was primarily about mercantile empires, not political ones. It was all about forcing indigenous, communitarian people to accept private individual ownership of resources, which could then be alienated, either by being bought or stolen. The subsequent political colonisation was just about how to enforce that ownership.<text:line-break/></text:p>
      <text:p text:style-name="P1">Today property rights are being extended through GATT and TRIPS agreements and through institutions such as the WTO and the World Bank. Private property rights are being imposed over public assets such as water, intellectual property and, through genetic engineering and biopiracy, on DNA sequences. Even traditional healing plants are under threat. In Aotearoa - New Zealand we have had multinationals attempting to patent piko piko and other native plants. This is all part of the ‘free’ trade corporate globalisation agenda - to create tradeable rights over our common wealth, accumulate ownership and then sell back to us what is already ours.<text:line-break/></text:p>
      <text:p text:style-name="P1">This is only possible because we have lost our place in the scheme of things. We think of the environment as something ‘over there’, as something separate from human activity, something to either be exploited or protected. The reality is that we are as much part of the environment and the planet as the trees, insects and birds. <text:line-break/></text:p>
      <text:p text:style-name="P1">It is time to relearn what it means to be human.</text:p>
      <text:p text:style-name="P1"><text:span text:style-name="Emphasis"/></text:p>
      <text:p text:style-name="P2"><text:span text:style-name="Emphasis">In this chapter, I briefly examine the origins of the anti-capitalist movement, outline the arguments of their opponents who support free market globalisation and describe the different variants of anti-capitalism discussed in later chapters.</text:span><text:line-break/><text:line-break/>Well the introductory bit of the introductory chapter, setting the scene.<text:line-break/><text:line-break/>cold concepts = economic concepts drive the world<text:line-break/><text:line-break/>warm conspiracies = small elite groups rule the world<text:line-break/><text:line-break/>I play with these phrases...the balance between economic structures and manipulation is a big and interesting question.<text:line-break/><text:line-break/>I don't go simply for what I describe delicately as the 'political economy of evil bastards', our problems our deeper than Bush, Blair and Brown.<text:line-break/><text:line-break/>The quotes at the head of each chapter are aimed to provoke a bit and give a literary feel.<text:line-break/><text:line-break/><text:line-break/>Here goes:<text:line-break/><text:line-break/><text:line-break/><text:line-break/></text:p>
      <text:p text:style-name="P2">1 WARM CONSPIRACIES AND COLD CONCEPTS<text:line-break/><text:line-break/>‘It was you who told me,’ I said gently, ‘that capitalism, by its very nature, is a permanent state of war, a constant struggle which can never end.’<text:line-break/>‘That’s true,’ she agreed without hesitation, ‘But it’s not always the same people doing the fighting.’ (Houellebecq 2003: 284)<text:line-break/><text:line-break/>Everything becomes saleable and purchasable. Nothing is immune from this alchemy, the bones of the saints cannot withstand it […] Ancient society therefore denounced it as tending to destroy the economic and moral order. Modern society, which already in its infancy had pulled Pluto by the hair of his head from the bowels of the earth, greets gold as its Holy Grail, as the glittering incarnation of its innermost principle of life. (Marx 1979: 229-230) <text:line-break/><text:line-break/><text:line-break/>October 1998, Davos, Switzerland. Grey suited civil servants are meeting to celebrate the 50th anniversary of the General Agreement on Tariffs and Trade (GATT) and the creation of its free trade successor the World Trade Organisation (WTO). A little ritualised cake cutting and mutual backslapping is all the local film crews are expecting. Instead of such self-aggrandisement, the cameras roll to the sight of: <text:line-break/>a colourful crowd of demonstrators on the far side of rolls of barbed wire </text:p>
      <text:p text:style-name="P1"/>
      <text:p text:style-name="P1">[…] Free trade”, they claim, “despoils the environment and enslaves dispossessed peoples”. “God is dead”, reads one banner; “The WTO has replaced Him.”’</text:p>
      <text:p text:style-name="P1"/>
      <text:p text:style-name="P1">The protest, organised by a new network Peoples Global Action, starts quietly but becomes noisier. Most of the demonstrators act peacefully but some start to throwing stones, and bottles, then overturn cars and set them ablaze. (Economist, 1 October 1998)<text:line-break/></text:p>
      <text:p text:style-name="P1">Since 1998 international trade conferences, summits and other state-corporate jamborees have been disrupted on a continual basis (Anon 2000c; Katsiaficas et al 2002). If Davos marked some kind of a start, Seattle is better known. In November 1999 huge protests involving hundreds of thousands of critics of free trade disrupted the WTO talks at Seattle. Since Seattle, a huge, militant and diverse anti-capitalist movement has emerged as a global force. The aim of this book is to explain the economics of this anti-capitalist movement and, in so doing, to examine how a fairer and more ecologically sustainable world can be created.<text:line-break/></text:p>
      <text:p text:style-name="P1">The movement challenges the misdeeds of powerful globalising elites who seek to redistribute resources from poor to rich, to open up areas of ecologically diverse wilderness to loggers and oil companies and to start profitable wars for weapons manufacturers. However, the removal of such elites is unlikely to be sufficient to achieve a just and ecological world. At its most subversive the anti-capitalist movement is about ideas, it attacks the key concepts of conventional economics. The movement has challenged not just genetically modified crops and social injustice but contested economic assumptions ranging from free trade and economic growth to property rights. This is a rebellion against cold economics concepts as well as assumed warm conspiracies by corporations and right wing politicians. The most radical anti-capitalists tell us that almost everything we know about economics is wrong and given economic logic is the logic that runs modern society the implications of such a critique, if correct, are breathtaking.<text:line-break/></text:p>
      <text:p text:style-name="P1">The movement has been surprisingly successful, often slowing and sometimes reversing the supposedly irresistible march of global market forces. Not only did the Seattle trade talks collapse largely because of the protest but in September 2003, some four years on, WTO agenda setting discussions at Cancun, Mexico fell apart after an alliance of developing countries put forward many demands of the anti-globalisers. In 2003, anti-capitalists who rose up to prevent water privatisation toppled the Bolivian government (Guardian, 21 October 2003). The once forgotten global financial architecture of the International Monetary Fund (IMF), World Bank, G8 and associated institutions is constantly in the news, visible and under almost continuous criticism. From opposition to genetically modified food to successful demands to reduce third world debt, movement victories are multiple. <text:line-break/></text:p>
      <text:p text:style-name="P1">The movement’s diversity is also important. Mid-west anarchists have come together with trade unionists, socialists and major non-governmental organisations like the World Development Movement and Oxfam along with radical farmers like José Bové from France in the Confédération Paysanne, Greens and others. Revolutionaries in Mexico and Argentina have been part of a movement that stretches to local community groups in the more conservative parts of Birmingham or Kyoto. This has been the first radical movement to fully utilise the internet to coordinate days of action and other protests on a global scale. The movement in all its multiplicity argues that neo-liberal globalisation creates poverty, destroys diversity, wrecks the environment and erodes democracy. The globalisers on the contrary argue that there is no alternative to conventional market economics and neo-liberalism is the only secure path to prosperity. The stakes are very high. <text:line-break/>For all these reasons and more, the anti-capitalist movement demands attention but while its slogans seem self-apparent its ideas are often contradictory, sometimes complex and have deep historical roots. It is an amalgam of different schools of thought with different forms of analysis and varied demands. The aim of this volume is to unpick the intellectual knots in the protest network, to show how anti-capitalist ideas have developed. In this chapter, I briefly examine the origins of the anti-capitalist movement, outline the arguments of their opponents who support free market globalisation and describe the different variants of anti-capitalism discussed in later chapters.</text:p>
      <text:p text:style-name="P1"><text:span text:style-name="Emphasis"/></text:p>
      <text:p text:style-name="P2"><text:span text:style-name="Emphasis">A very clear rejection of the institutions that multinationals and speculators have built to take power away from people, like the WTO and other trade liberalisation agreements.<text:line-break/><text:line-break/>A confrontational attitude, since we do not think that lobbying can have a major impact in such biased and undemocratic organisations in which transnational capital is the only real policy maker.<text:line-break/><text:line-break/>A call for non-violent civil disobedience and the construction of local alternatives by local people, as answers to the actions of governments and corporations.<text:line-break/><text:line-break/>An organisational philosophy based on decentralisation and autonomy.</text:span><text:line-break/><text:line-break/>A sketch of the 'movement' the anti-capitalist networks and a little on the origin of anti-capitalist ideas.<text:line-break/><text:line-break/><text:line-break/>The anti-capitalist movement <text:line-break/></text:p>
      <text:p text:style-name="P1">The movement did not start on the streets of Seattle or Davos. Submerged and open networks of anti-capitalism flowered in 1999 but had been mobilising long before (Wall 1999). Anti-capitalist sentiments predate capitalism understood as an advanced industrial or post-industrial system based on profit and investment. Given that centuries before capitalism existed, Jesus threw the moneylenders out of the temple, one wonders how he would have reacted to contemporary church towers being used as mobile phone masts or the corporate enthusiasms of some American Protestants. Five centuries before Christ entered the temple, the Buddha, Gautama Siddhartha, set up a philosophical system in opposition to the notion of economic (wo) man and the desire for ever more consumer goods, before the term economics had been coined by Aristotle. The fact that the Buddha’s holiness was indicated, amongst other signs, by his long ear lobes, a symbol of nobility enjoyed by the then Nepalese ruling class whose lavish jewellery distended their ears, suggests that Zen is only half of the process. Rebellion against empire has a long history too. The Spartacus uprising where the slaves attempted to over throw Roman power deserves a mention, immortalised as it was by Rosa Luxemburg’s brave but failed Spartacist revolution of 1919 and put into celluloid by the Marxist scriptwriter Howard Fast (Bronner 1987; Fast 1990). From the peasant revolutionaries such as John Ball to the Anabaptists who took on and nearly defeated the Saxon Lutheran Princes there is a tradition of struggle against established economic and political power that stretches back centuries (Strayer 1991). <text:line-break/></text:p>
      <text:p text:style-name="P1">The creation of the capitalist market in Britain, for example, during the eighteenth century was vigorously opposed with direct action by small producers, farmers and workers who insisted instead on the maintenance of a moral economy that placed need before greed (Tilly 1975). Land enclosure was fought with a series of peasant revolts and oppressive landlords were shamed in the seventeenth century by ritual processions known as charivari or skimmingtons (Wall 2004). In Ireland, oppressive landowners were humiliated by hunger strikers who starved themselves to death at their gates in the nineteenth century. The so-called Utopian Socialists continued the habit of resistance to the market, particularly in Britain and France. It is worth mentioning Robert Owen, the factory-owning radical, who attempted to build a socialist commonwealth in the early nineteenth century (Taylor 1982). Karl Marx, who spent his entire adult life attempting to understand capitalism, at the very time it was maturing, sought to create a system to help fight it (Harvey 1990; Wheen 2000). Marx’s attitude to capitalism was akin to that of many of the utopian socialists and anarchists in its complexity; while he attacked capitalism as exploitative, he also saw it as a progressive force, which by developing the means of production would pave the way to a new society. For good and sometimes for ill, the twentieth century saw Marxist inspired revolutions over much of the globe. In turn, Marx’s anarchist detractors created militant movements opposed to capitalism during the nineteenth and twentieth centuries (Woodcock 1963).<text:line-break/></text:p>
      <text:p text:style-name="P1">The Frankfurt School of Western Marxists based around figures such as Adorno, Horkheimer and Marcuse saw capitalism as a totalitarian system that controlled the working class via parliamentary democracy and consumerism (Jay 1973). According to Marcuse, representative democracy seduces the public into thinking that they can participate politically, when in fact being manipulated by a capitalist elite who chose the real rulers of society. The radical New Left, who agreed with Marcuse insight that consumerism, is used to buy obedience, exploded out of the relatively conservative left parties of the 1950s and 1960s. Marcuse helped inspire the student uprisings of the late 1960s and early 1970s particularly Paris 1968 (Brown 1974). <text:line-break/></text:p>
      <text:p text:style-name="P1">Feminists have criticised the economic system as one that enslaves women and fails to value their contribution (Peterson and Lewis 1999). Women either work for free in the home or increasingly as low paid, part-time and poorly protected workers in the formal economy (Malos 1980). Drawing upon both the Frankfurt school and feminism, green movements have crystallised during the last quarter of the twentieth century to argue that a society focussed on market economics diminishes human beings and manipulates spiritual and social needs into forms of consumerism (Snyder 1974). Greens have attacked capitalism, above all, because of its emphasis on economic growth, which they have seen as ecologically unsustainable (Douthwaite 1992; Porritt 1984). <text:line-break/></text:p>
      <text:p text:style-name="P1">Activists have increasingly targeted corporations as a source of ecological and human injustice. The UK based Corporate Watch was established in 1995 by campaigners who had worked to boycott the Shell oil company for its complicity in the execution of Nigerian activist Ken Saro-Wiwa. From the boycott of Nestle over its high pressure selling of powered milk to mothers whose access to dirty water in developing countries raised infant mortality to animal rights campaigns against vivisecting companies anti-corporate protest has grown in the 1980s, 1990s and into to the twenty first century.<text:line-break/>The Zapatista uprising of January 1994 is pivotal to any understanding of the recent wave of militant anti-capitalism. This previously obscure guerrilla army occupied five southern Mexican provinces to protest at the introduction of the North American Free Trade Association, which they believed would lead to the loss of their land by multinationals. Their spokesperson Marcos argued, ‘NAFTA is a death sentence because it leads to competition based on your level of skill, and what skill level can illiterate people have? And look at this land. How can we compete with farms in California and Canada?’ (Russell 1995: 6). The Zapatistas were reported as stating: ‘There are those with white skins and a dark sorrow. Our struggle walks with these skins. There are those who have dark skins and a white arrogance; against them is our fire. Our armed path is not against skin colour but against the colour of money’ (Earth First! UpDate 53, November 1994: 3).<text:line-break/></text:p>
      <text:p text:style-name="P1">In Mexico there is a tradition of hostility to prices, property and other market institutions, that predates Marxism and anarchism. The Zapatistas take their name from Emiliano Zapata who led the Mexican Revolution. He fought for ‘tierra y libertad’, the demand for communal land ownership and the defence of the peasant producers. A sub plot of Malcolm Lowry’s Under the Volcano, one of the most important novels of the twentieth century, is right wing opposition to the Mexican state, which even in the 1930s retained some notion of its revolutionary roots (1967). The Zapatista leader Marcos was originally a Maoist and remains influenced by Marxist forms of anti-capitalism however, such Mexican and indigenous roots have shaped the movement. To join NAFTA the Mexican government abolished article 27 of Zapata's 1910 revolutionary constitution, which guaranteed the right to land for those who worked it. The Zapatistas fought to prevent these 'ejidos', or communal landholdings from being sold to private landowners. The Zapatista Army of National Liberation began as a local militia to defend the poorest people of Mexico’s poorest provinces but mutated into a wider campaign against capitalism, motivated by fear that free trade would create even greater suffering in the Chiapas. <text:line-break/></text:p>
      <text:p text:style-name="P1">The Zapatistas exploited the power of the internet, a product of capitalism and driving force of globalisation, to help kick start the anti-capitalist mobilisation of recent years (Anon 1998; Holloway and Pelaez 1998). They have worked with a variety of groups including anarchists and radical environmentalists such as Reclaim the Streets (RTS) in the UK (Wall 1999). In 1996 they called an international encuentro or encounter to link opponents of neo-liberalism, which brought 6,000 participants to the Chiapas. A second encuentro in Spain in 1997 saw the creation of Peoples Global Action (PGA), who organised the 50th anniversary Davos demonstration against GATT in 1998. The PGA linked together ten grass roots networks including the Brazilian Landless movement and the radical Indian Farmers Union. Do or Die! a journal produced by members of Earth First! and RTS reported back from the first encuentro that four hallmark principles were used to create a measure of unity:<text:line-break/>A very clear rejection of the institutions that multinationals and speculators have built to take power away from people, like the WTO and other trade liberalisation agreements.<text:line-break/><text:line-break/>A confrontational attitude, since we do not think that lobbying can have a major impact in such biased and undemocratic organisations in which transnational capital is the only real policy maker.<text:line-break/><text:line-break/>A call for non-violent civil disobedience and the construction of local alternatives by local people, as answers to the actions of governments and corporations.<text:line-break/><text:line-break/>An organisational philosophy based on decentralisation and autonomy. (<text:a xlink:type="simple" xlink:href="http://www.eco-action.org/dod/no8/j18.html">Do or Die 8</text:a>, 1999) <text:line-break/></text:p>
      <text:p text:style-name="P1">PGA used the internet to organise internationally and rejected the participation of formal NGOs and political parties including Greens and Marxists. In February 1998 the first meeting of PGA brought together 300 delegates from 71 countries, including the Uwa peoples of Columbia, Canadian Postal Workers, European Reclaim the Streets activists, anti-nuclear campaigners, French farmers, Maori and Ogoni activists, through to Korean Trade Unionists, the Indigenous Women’s Network of North America, and Ukrainian radical ecologists. ‘All were there to form a global instrument for communication and co-ordination for all those fighting against the destruction of humanity and the planet by the global market’ (Do or Die 8, 1999). A series of rolling protests at international events to promote the free trade hegemony was launched, as noted by the Economist, at the fiftieth anniversary of the GATT, in Switzerland. <text:line-break/></text:p>
      <text:p text:style-name="P1">A global day of action against capitalism was organised for June 18th 1999 to coincide with that years meeting of the G8. In Britain, the ‘Carnival against Capitalism’ was a carefully planned act of chaos. Fifty thousand gold flyers distributed at clubs and pubs, a global e-mail discussion list and vigorous fly posting were used to draw 10,000 partygoers to the meeting point at Liverpool Street Station. Banners proclaimed ‘Kill Capitalism’, ‘Global ecology not global economy’. Coloured masks were distributed and flags green for ecology, red for communism and black for anarchy, were used to lead demonstrators in different directions. The entire financial centre of London was severely disrupted (Wall 2004).<text:line-break/></text:p>
      <text:p text:style-name="P1">Major protests followed at Seattle that, as noted, derailed the WTO agenda setting talks. September 2000 saw the IMF meeting in the Czech Republic under siege. The World Social Forum met in a conscious parody of the World Economic Forum’s traditional gathering, for the first time in February 2001. The event in Porto Alegre in southern Brazil was also accompanied by direct action;<text:line-break/>José Bové, [...] was the star turn at ‘anti-Davos’, especially after he joined leaders of Brazil’s Landless Movement on an excursion to destroy a plantation of genetically modified soya owned by Monsanto, an American company. He was briefly arrested and threatened with deportation, but was later allowed to stay. Protesters trashed a nearby McDonald’s in his honour. (Economist, 3 February 2001)<text:line-break/></text:p>
      <text:p text:style-name="P1">In April 2001 a Quebec meeting to create a free trade area of the Americas had to be fortified to resist an assault by anti-globalists. The next WTO meeting was in Qatar, a remote police state, chosen to reduce the possibility of protest. Such actions at major international events have continued to occur since 2001, a wave of protest is being planned as this book goes to press against the G8 meeting in Scotland in 2005. Many events have turned to violence with protesters being killed or severely injured. Local networks that undertake grassroots action of a less dramatic but no less important kind accompany such large scale and vivid events (Plows 2004).</text:p>
      <text:p text:style-name="P1"/>
      <text:p text:style-name="P1"><text:span text:style-name="Emphasis"/></text:p>
      <text:p text:style-name="P2"><text:span text:style-name="Emphasis">This section very quickly defines some terms and looks at the benefits, according to advocates, of markets and capitalism.</text:span><text:line-break/><text:line-break/><text:line-break/><text:a xlink:type="simple" xlink:href="http://en.wikipedia.org/wiki/Globalization">Globalisation</text:a>, <text:a xlink:type="simple" xlink:href="http://en.wikipedia.org/wiki/Capitalism">capitalism </text:a>and the arguments for neo-liberalism<text:line-break/>It is important to define the key terms and to explore, albeit briefly, the arguments used to defend economic orthodoxy. Supporters of capitalist globalisation are most commonly termed 'neo-liberals' because of their renewed faith in the 'liberal' unconstrained free market. Globalisation is a much debated term but can defined straightforwardly by the decline in the power of nation states and the growing flow of resources on a planetary scale. While technology, culture and other factors come into play, globalisation is first and foremost an economic process driven by market forces. The market is a system where we buy and sell items. In theory the market is made up of thousands of competiting firms, whose desire for profit means they provide goods and services. Even some supposed 'anti-capitalists' such as David Korten, author of When Corporations Rule the World, view the market as a positive and practical way of organising economic activity. However, the market tends to evolve into capitalism. Capitalism is, essentially, a system where profits are made within a market based context and reinvested in new capital equipment, i.e. machines and IT used to produce more goods and services. Some theorists have suggested that forms of <text:a xlink:type="simple" xlink:href="http://en.wikipedia.org/wiki/State_capitalism">'state capitalism’ </text:a>can also be identified, where the state rather than private companies exploits workers and the environment. <text:line-break/><text:line-break/>Capitalism is based not on the intense competition of thousands of companies but the creation of markets dominated by just a handful of enormous firms. Food retailing is a good example of the process. In Britain thousands of bakers, green grocers and corner stores have disappeared and four or five large supermarkets control much of the market. To survive a firm must, generally, make profit. Profit is reinvested to expand the size of the firm; if profit was frittered away rather than reinvested, the firm would risk being put out of business by more efficient rivals. Investment allows a firm to expand its market share and as it sells more items it can exploit economies of scale. This concept is based on the idea that as a firm becomes bigger, production costs fall per item produced. Such economies occur because larger firms can bulk buy raw materials more cheaply than smaller firms, larger firms can make more efficient use of machinery, employ specialist staff and gain funds for expansion in the form of bank loans more easily. Smaller firms generally have higher costs and tend to be pushed out of business. There are numerous linked process that help explain the evolution of markets into capitalist systems. The creation of public limited companies, allows firms to borrow money in return for giving others a 'share', such share ownership allows swift expansion but aids the process of replacing small businesses owned by individual entrepreneurs with faceless corporations. Public companies gain an institutional existence, have the legal status of individuals and like all good bureaucracies grow tend to be self-perpetuating.<text:line-break/><text:line-break/>The capitalist system, as we shall see in successive chapters is a complex one, workers have to be made to work and consumers to consume to sustain the growth of companies. Ever more complex financial instruments are used to allow capitalism to grow and change in order to survive. Banks to cut a long story short lend money from depositors to borrowers and create more money in the process. Banking has been one target of anti-capitalist concern because of banks ability to make money out of money and use this power to shape society. Share ownership and the basic banking functions are the first steps on a ladder of increasing financial abstraction with ever more esoteric devices being used to make money out of money and, at the same time, to support capitalist growth. The drive for profit fuels globalisation as firms seek new markets to sell their products and new sources of cheap raw materials and labour. The creation of global markets is also strongly conditioned by the financial side of capitalist growth. 'Hot money' so called because it moves from one country to another and is transformed from one currency to another and then back again, erodes the barrier between nations. If a country introduces policies hostile to capitalism, currency tends to flow out, creating economic crisis. To maintain a strong exchange rate, pro-capitalist policies are often a necessity.<text:line-break/><text:line-break/><text:a xlink:type="simple" xlink:href="http://en.wikipedia.org/wiki/Hedge_fund">Hedge </text:a>funds are an increasingly important financial institution. Hedging started by meeting a practical need but soon changes into something much more complex. Hedging is a way of providing security as in the phrase 'hedging a bet'. For example, an investor concerned that the exchange rate for £ will fall, can buy the right to sell £s in three months time at the present value, so if the currency crashes losses will be prevented. For a fee, risk is removed. Various forms of right to buy such a right to hedge are bought and sold including varied financial 'options' and 'derivatives'. Essentially, mathematically complex forms of betting have become an increasingly important global economic activity. <text:line-break/><text:line-break/>Supporters of the market are confident that the pursuit of financial gain, the accumulation of private property and the race for personal wealth are to be welcomed (Bhagwati 2004; Wolf 2004). They believe that capitalism is the road to prosperity, pleasure, freedom, justice and all that is beneficial. Capitalism because it is based on market forces is both natural and good. For the advocates of unrestrained capitalism the only alternative to market forces is government planning and control. They consider intervention inefficient because government planners cannot take into account all the thousands of pieces of information necessary for an economy to function well. In the Soviet Union planning did not meet the needs of consumers and provided no incentive for workers to work hard so as to raise production.<text:line-break/><text:line-break/>In contrast to bureaucratic planning, the market regulates the economy via forces of demand and supply. <text:a xlink:type="simple" xlink:href="http://en.wikipedia.org/wiki/Adam_Smith">Adam Smith</text:a>, whose book The Wealth of Nations launched market based economics in 1776 believed that these market forces acted like a giant invisible hand managing wealth for the good of the community. If consumers demand goods and are prepared to back up their desire with hard cash, firms will supply their wants so as to make a profit. Competition between firms means that neither consumers nor workers will be exploited. If a firm cuts its wages workers will sell their labour to a rival and maintain their standard of living. Wage rises can be used to encourage workers to retrain, work harder and raise production through greater participation. Likewise, market forces benefit shoppers: if a firm provides shoddy or expensive goods consumers will go elsewhere. The market is freedom. It is a tool of liberation for workers, who can chose to work for the firm that pays the highest wage.<text:line-break/></text:p>
      <text:p text:style-name="P1">The market system leads to capitalism because firms have an incentive to invest in new technology to produce cheaper goods to undercut rivals and maintain profits. The market system is based on greed but greed fuels the common good and drives progress forward as industrialists strive to create new products and new production techniques. Such growth tends to spread prosperity to the entire community via a process of ‘trickle down’. Even if a wealthy minority do exist, they have to use their wealth to purchase goods and services from others. In doing so they create jobs and the basis for growing prosperity.<text:line-break/><text:line-break/>The market is seen as a force for democracy because it breaks up the power of the old feudal elements of society. Kings lose their power and companies have to respect the rest of the community if they wish to gain customers and to attract staff. Money is profoundly democratic because whatever the social rank, gender or ethnicity of the person spending it, it still has the same value for firms seeking profit. The notion of private property, a precondition for and goal of the market makes it difficult for the state to control private citizens.<text:line-break/></text:p>
      <text:p text:style-name="P1">The pro-capitalist messengers believe that the system brings ever greater benefits. The classic free market is decentralised with economic decisions being taken at a grassroots level. The market also provides a cleaner environment because consumers can purchase greener goods and as levels of prosperity rise societies generally become more environmentally aware. Bjorn <text:a xlink:type="simple" xlink:href="http://en.wikipedia.org/wiki/Lomborg">Lomborg</text:a>, the Danish statistician has argued at great length that information showing declining environmental quality is distorted and entering the third millennium resources such as oil and fish are increasing in quantity, while pollution is being defeated by prosperity (Lomborg 2001).<text:line-break/><text:line-break/>Globalisation brings the benefits of capitalism to all, according to the author Johan Norberg,<text:line-break/><text:line-break/><text:span text:style-name="Emphasis">The statistics speak for themselves. Over the past 40 years, average life expectancy in the developing countries has risen from 46 to 64 years. Since 1950, infant mortality has fallen from 18 to 8 per cent. The proportion of illiterates has fallen from 70 per cent to about 25. Since 1970 child labour and the proportion of people in the world who have to go hungry has fallen by more than half. Since 1980 the number of people in absolute poverty was reduced by more than 200 million. The number of states which are democratically governed and respect human rights is increasing all the time. Today there are 120 democratic states with a combined population of 3.5 billion people (roughly 60 per cent of the world population), more than ever before in world history. There are still enormous problems in the world, but to anyone who cares to look it is obvious that the world, in most ways, has become a better and a fairer place</text:span> (<text:a xlink:type="simple" xlink:href="http://www.johannorberg.net/?page=indefense_qa">http://www.johannorberg.net/?page=indefense_qa</text:a>).</text:p>
      <text:h text:style-name="P3" text:outline-level="3" text:is-list-header="true"><text:a xlink:type="simple" xlink:href="http://babylonandbeyond.blogspot.com/2007/06/capitalism-is-ecologicalyl-destructive.html">Capitalism is ecologically destructive, socially unjust and undemocratic. Discuss.</text:a> </text:h>
      <text:p text:style-name="Text_20_body"><text:line-break/><text:span text:style-name="Emphasis">Slavery, land enclosure, forced labour, colonialism and most of the accompanying rape and pillage is ignored. Capitalism did not evolve gently but emerged covered in blood, splinters of bone and slimy viscera. When things fall apart the results are rarely pretty. The capitalist scholars today are also largely silent when it comes to the creation of new markets in far from democratic states such as Chile under General Pinochet and China. Equally the greenhouse effect, declining fish stocks, the rise of the automobile and the prevalence of low-level nuclear waste suggest that statistics indicating a cleaner environment need questioning.</text:span><text:line-break/><text:line-break/><text:line-break/><text:line-break/>Capitalism is ecological destructive, socially unjust and undemocratic. Discuss.<text:line-break/><text:line-break/>Whats wrong with capitalism?<text:line-break/>Anti-capitalists vigorously challenge the claims of the market utopians such as Lomborg or Norberg. The modern market is dominated by a tiny number of mega corporations who have scant interest in ‘market forces’ but this is of little concern to advocates of capitalism who have simply invented new economic theories that explain why planning and control by monopolistic multinationals is in the public interest. For example, the Austrian economist Schumpeter has argued that monopolies through a process of creative destructive, where by they invent new patented products to preserve their power, drive economic growth. Other neo-liberals deny that corporations have more power than the thousands of individual firms in competitive markets:<text:line-break/>That isn't true. Corporations can acquire monopoly status in a system of tariffs, licensing and coercion, because then consumers are denied the option of buying from anyone else and potential new businesses are prevented from competing. Capitalism means freedom to pick and choose and to reject the businesses which aren't up to scratch. Corporate liberty in a capitalist economy is the same thing as the waiter's liberty of giving the customer a menu to choose from. And the whole point of free trade is that other waiters - even foreign ones - are allowed to come running up with alternative menus (<text:a xlink:type="simple" xlink:href="http://www.johannorberg.net/?page=indefense_qa">http://www.johannorberg.net/?page=indefense_qa</text:a>).<text:line-break/><text:line-break/>The neo-liberals have been more than happy to surf across their contradictions. Planning by governments or local communities is still condemned by the Economist and similar journals as essentially flawed. Most fundamentally, the far from bloodless origins of capitalism are mythologized out of the neo-liberal version of history. Slavery, land enclosure, forced labour, colonialism and most of the accompanying rape and pillage is ignored. Capitalism did not evolve gently but emerged covered in blood, splinters of bone and slimy viscera. When things fall apart the results are rarely pretty. The capitalist scholars today are also largely silent when it comes to the creation of new markets in far from democratic states such as Chile under General Pinochet and China. Equally the greenhouse effect, declining fish stocks, the rise of the automobile and the prevalence of low-level nuclear waste suggest that statistics indicating a cleaner environment need questioning.<text:line-break/></text:p>
      <text:p text:style-name="Text_20_body"/>
      <text:p text:style-name="Text_20_body">Challenging the neo-liberal orthodoxy, anti-capitalists point to a range of problems that have grown with globalisation. Poverty is perhaps the most obvious, despite the fact that neo-liberalism should according to its advocates deliver high levels of growth that reduce poverty, there is much evidence to suggest that income inequality has grown over recent decades. Indeed during the 1990s both absolute and relative poverty have increased.<text:line-break/></text:p>
      <text:p text:style-name="Text_20_body">The World Bank (Economic Outlook 2000) shows that since 1980 the number of people living on less than $2 per day has risen by almost 50% to 2.8 billion—almost half the world’s population. A report from Christian Aid noted that between 1960 and 1997 the gap between the poorest fifth and richest fifth more than doubled, that the top fifth had 86% of the world's wealth, while the lowest twenty percent had just one percent. The wealth of the world's three wealthiest billionaires is more than that of the GNP of all the least developing countries and 'their 600 million people.' Those who argue that globalisation reduces poverty would do well to study the record of the US, arguable the most globalised nation on Earth: </text:p>
      <text:p text:style-name="P4"><text:line-break/>The gap between rich and poor in America is the widest in 70 years, according to a new study published by the Center for Budget and Policy Priorities. <text:line-break/>The research, based on newly released figures from the non-partisan Congressional Budget Office, shows that the top 1% of Americans - who earn an average of $862,000 each after tax (or $1.3m before tax) - receive more money than the 110m Americans in the bottom 40% of the income distribution, whose income averages $21,350 each year. The income going to the richest 1% has gone up threefold in real terms in the past twenty years, while the income of the poorest 40% went up by a more modest 11%. (Schifferes 2003).</text:p>
      <text:p text:style-name="Text_20_body"><text:line-break/>In the former Soviet Union the creation of a market economy has led to catastrophe. In an article subtitled ‘Russia appears to be committing suicide’, the Economist (2 October) notes that since 1989 the countries population has plunged by several million and is projected to fall from 147 million today to 120 million in 2030. Declining fertility, violence, sexually transmitted diseases, tuberculosis and alcoholism are just symptoms ‘of the long, dark night of the Russian soul ushered in by the disorienting collapse of communism’. <text:line-break/><text:line-break/>There are number of explanations as to why globalisation paradoxically boosts GNP rates and at the same time pushes up poverty. Globalisation by allowing companies to move easily from country to country means they pay far less tax to governments, which leads to less redistribution. The monopoly power of drug firms has been a major factor in pushing down life expectancy in Africa. Christian Aid cites Mara Rossi, head of the AIDS department of the Catholic Diocese of Ndola, Zambia, who noted "The availability of drugs to treat HIV/AIDS is an example of how globalisation fails to benefit some of the world's poorest and most needy people. Because of the monopoly of multinational pharmaceutical companies, drugs are not available to the majority of HIV infected people in Asia and Africa. These drugs must be made accessible in countries such as Zambia. It's no good promising loans to buy anti-retroviral drugs that in the end will increase foreign debt. The majority of AIDS patients in Africa need clean water and food as well as drugs to treat their illness" (Christian Aid 2000) Neo-liberalism encourages governments to cut welfare programmes in both the south and north of the globe. Subsidies for cheap food have largely gone, increasing levels of starvation. </text:p>
      <text:p text:style-name="Text_20_body">Privatisation has made it more difficult for the poorest to afford basic utility services such as clean water. Welfare benefits have been made reduced or abolished in parts of the globe including the US. Trade unions are under threat. Typically Zhang Junjiu, vice chairman of All-China Federation of Trade Unions (ACFTU) has argued that globalisation makes it difficult for trade unions to protect workers pay and conditions. While the Chinese economy grew strongly in 2004, millions were laid off by state enterprises and multinationals relied on casual workers with low pay. Urban unemployment rose to 8 million. Multinationals can keep moving to countries with low wages, making it difficult for workers in developed countries to maintain employment and for those in poor countries to improve conditions (www.chinaview.cn 2004-10-10). </text:p>
      <text:p text:style-name="Text_20_body"><text:line-break/>Democracy is another area of concern for the anti-capitalists, while the number of states with nominally democratic systems has increased, globalisation has robbed voters of much of their influence over governments. WTO rules tend to reduce the sovereignty of local and national government by ruling that much legislation, produced by states, is protectionist and therefore illegitimate. The US government used WTO rules to force EU countries into taking dairy products that contained growth hormones. At present, the WTO is battling to make the EU accept unlabelled genetically modified products, despite the fact that opinion polls suggest that the majority of European citizens wish to be protected from GM. Multinationals who often have more wealth than nations can effectively force countries to reject legislation that may damage corporate interests. Even supporters of capitalism sometimes admit the essentially undemocratic nature of the market, for example, Thomas Friedman author of The Lexus and the Olive Tree, a long hymn to the neo-liberal globalisation, has argued:<text:line-break/></text:p>
      <text:p text:style-name="P4">For globalism to work, America can't be afraid to act like the almighty superpower that it is....The hidden hand of the market will never work without a hidden fist -- McDonald's cannot flourish without McDonnell Douglas, the designer of the F-15. And the hidden fist that keeps the world safe for Silicon Valley's technologies is called the United States Army, Air Force, Navy and Marine Corps. (New York Times, March 28, 1999)</text:p>
      <text:p text:style-name="Text_20_body"><text:line-break/>Poverty is increased and democracy eroded by a process of social dumping or levelling down driven by both the WTO and the multinationals. Countries that reduce governmental controls, taxes and public expenditure attract more investment by international corporations. In the desperate race to attract foreign investment countries have a huge incentive to sweep away forms of social protection such as trade unions rights, maximum working hours and an adequate minimum wage. Despite an ageing population fewer and fewer workers can gain access to adequate pensions from their employers. In countries such as China and the Philippines blandly named Export Processing Zones (EPZs), have been created where manufactures can ignore legislation protecting workers, so as to drive pay and conditions down to lower average total costs. <text:line-break/>The anti-capitalists believe that the process of neo-liberal globalisation has concentrated wealth and power into the hands of an ever-diminishing minority. This minority is increasingly US based and uses both global institutions and the US state to cement its dominance. Thus, the existence of the USA as the world’s hyper power is seen as increasingly damaging, allowing a tiny minority of North Americans to shape the world so as to serve their own interests. </text:p>
      <text:p text:style-name="Text_20_body"/>
      <text:p text:style-name="Text_20_body">The growth of capitalism is based on the exploitation of the working class, small farmers and peasants and it largely excludes women from meaningful participation in political and economic decision-making. Racism is part of the process. All but a tiny minority are defined as ‘the other’ and seen as a means of creating wealth rather than as human beings with their own ends: creative, social, cultural and ecological. Anti-capitalists also critique the ethos of capitalism, where local diversity in the arts, cuisine and other aspects of life are driven out creating a homogenized global culture. Everywhere individuals drink Coca Cola, wear Nike and eat McDonalds. The sociologist George Ritzer has created the concept of the macdonaldisation of society to explain how mass production has delivered a world of increasing modular uniformity (Ritzer 1995). Such a capitalist culture breeds alienation, a feeling of homeless in a world dominated by accountancy, which degrades even those who benefit in material terms from the rule of capital.<text:line-break/></text:p>
      <text:p text:style-name="Text_20_body">Ever increasing capitalist globalisation damages the environment by lowering standards of protection and by locking us into an escalating system of waste. The world circles to destruction around a mountain of decaying trainers and trashed soft drink cans. The drive for endlessly increasing international trade means that goods are transported ever rising distances driving up fuel consumption and in consequence, the greenhouse effect. Higher agricultural exports tend to depress prices because of over supply and force farmers to exploit ecologically sensitive and essential mangrove swamps and rainforests. Ever increasing economic growth in turn means that more and more scarce resources are demanded, so as to maintain the profit system. Capitalist growth for the whole planet would demand according to some critics the resources of four planet Earths and such resources would have to grow to maintain the capitalist system into the future (Wilson 2002). Neo-liberals argue that the world is getting cleaner, resources are growing rather than shrinking, poverty is disappearing and democracy is on the rise. </text:p>
      <text:p text:style-name="Text_20_body">The evidence is against them on all these counts.</text:p>
      <text:p text:style-name="Standard"/>
      <text:h text:style-name="P3" text:outline-level="3" text:is-list-header="true"><text:a xlink:type="simple" xlink:href="http://babylonandbeyond.blogspot.com/2007/06/diversity-or-chaos-cataloguing.html">Diversity or chaos: Cataloguing different anti-capitalisms</text:a> </text:h>
      <text:p text:style-name="Text_20_body"><draw:a xlink:type="simple" xlink:href="http://www.smh.com.au/ffximage/2005/07/05/protest_wideweb__430x276.jpg"><draw:frame draw:style-name="fr1" draw:name="graphics1" text:anchor-type="paragraph" svg:width="5.292cm" svg:height="3.395cm" draw:z-index="0"><draw:image xlink:href="http://www.smh.com.au/ffximage/2005/07/05/protest_wideweb__430x276.jpg" xlink:type="simple" xlink:show="embed" xlink:actuate="onLoad"/></draw:frame></draw:a><text:line-break/><text:span text:style-name="Emphasis">The most militant participants in the anti-capitalist protests have been the anarchists, many are non violent but others participate in the street fighting ‘black blocs’. The anarchists are inspired by diverse thinkers but perhaps most prominently by the ‘autonomists’ such as the academics Harry Cleaver, Michael Hardt and Toni Negri. Like Marx, they argue that globalisation is a product of the most destructive tendencies of capitalism. For them the market is not a means of regulating the economy but a weapon used to imprison workers. They see the work place as a prison and believe that workers’ struggles to escape from the power of capitalism have encouraged firms to relocate globally. </text:span><text:line-break/></text:p>
      <text:p text:style-name="Text_20_body">The demands of the movement seem relatively straightforward. Neo-liberal globalisation is delivering poverty, injustice, authoritarian controls and environmental destruction, so demands our opposition. However, a closer look at the movement indicates intellectual confusion and a chaotic mismatch of contradictory assumptions. While it may be difficult to reach agreement on all issues given the diversity of the groups and networks involved, some of these contradictions seem extreme. <text:line-break/></text:p>
      <text:p text:style-name="Text_20_body">An excellent example is the issue of trade. Groups such as Oxfam believe that the removal of tariffs and other barriers to trade will help developing countries. At present the European Union, the USA and Japan heavily subsidise their own farmers and place huge tax on food imports from the rest of the world. A fair trade campaign put together by the NGOs is aimed at removing barriers to trade so countries in the south of the globe can sell more of their agricultural products in the wealthier parts of the world.<text:line-break/>Many others in the anti-capitalist movement including farmers from the south of the globe believe that free trade, which after all is the aim of the WTO, will actually create greater poverty and drive them away from the land. Free trade means that large scale western farmers, particularly in the mid West of the USA can undercut small developing country producers and drive them out of business by providing farm products at a fraction of the price. Such fears motivated one Korean beef farmer at Cancun to commit suicide in protest (Guardian, 16 September 2003).<text:line-break/></text:p>
      <text:p text:style-name="Text_20_body">How can advocates of free trade and protectionism be part of the same movement? To an extent, the dichotomy is artificial. The US, EU and Japan have embodied the same contradiction ever since GATT was established in 1947. The US government has campaigned strongly for free trade in agriculture when it has benefited and against when it is not in the perceived US interest. For example, the US, under President Clinton, took the EU to court to force them to end support for small-scale banana producers in the Caribbean because this was detrimental to US multinationals like Del Monte who have large banana plantations in South America. Successive US governments have given huge subsidies to American cotton farmers because this is seen as politically expedient. May be the anti-capitalists could simply advocate protectionism when it helps the south and promote free trade where it brings benefit? Nonetheless, the trade issue is an excellent illustration of the contradictions that the movement must address if it is to succeed in creating a fairer, greener and more democratic world order. <text:line-break/></text:p>
      <text:p text:style-name="Text_20_body">It is possible to disentangle a series of different, although to some extent overlapping, anti-capitalisms. One group whose work under pins the protest and who are examined in chapter two, can be termed ‘anti-capitalist capitalists’. While ‘anti-capitalist capitalists’ are unlikely to be on the streets at major international protest, they are none less important to the movement. They don’t reject the market, greater international trade or economic growth. In the past, they have been prominent supporters of neo-liberalism. As establishment figures who have participated in global economic institutions, they cannot easily be dismissed by advocates of globalisation. George Soros and Joseph Stiglitz are excellent examples. Soros, an international financier who has made millions of dollars from playing the money markets, has come to argue that unrestrained free market forces erode democracy and create social chaos. Stiglitz, who won a Nobel Price for his development of micro economic theory, who echoes many of Soros concerns, is a prominent economist who headed the World Bank and was one of Bill Clinton‘s key advisors (Stiglitz 2002 and 2003). <text:line-break/></text:p>
      <text:p text:style-name="Text_20_body">Others in the movement focus on the destructive role of multinational corporations, arguing that footloose international companies drive down wages, hypnotize us into destructive consumerism and lower environmental standards. Naomi Klein’s book No Logo sees globalisation as leading to a race to the bottom, where countries struggle to lower standards so as to attract inward investment (2000). Multinationals selling brands outsource production to companies that use the cheapest of labour. David Korten, author of When Corporations Ruled the World argue that large corporations should be removed and replaced with a local markets based on family and community run business (2001). <text:line-break/></text:p>
      <text:p text:style-name="Text_20_body">It is possible to contrast those NGOs who support further free trade, albeit in a ‘fair’ context, with those who see trade as damaging. Green localists that free trade will impoverish millions of small peasant farmers and accelerate ecological damage. Colin Hines, who co-wrote The New Protectionists with Tim Lang (1993) and Localization (2000), is representative of such a trend. The new protectionists or localists have also been instrumental in creating the International Forum on Globalisation, a major anti-capitalist think tank and campaigning body. While Hines concurs with many of the concerns of Korten and Klein his emphasis is on the need to build largely self-sufficient local economies. Perhaps the best-known green localist is Caroline Lucas, the charismatic Green Party MEP who with the late Mike Woodin wrote Green Alternatives to Globalisation (2004). The Indian academic Vandana Shiva is another localist. Others such as the journalist George Monbiot have attacked the localists in the movement for ignoring the real benefits of trade and for failing to examine how global economic forces can be democratized(2003). Chapter four deals with green localism.<text:line-break/></text:p>
      <text:p text:style-name="Text_20_body">A section of the anti-capitalist movement focuses on money, banking and debt. The international debt crisis has created the Jubilee movement for debt relief in the South of the globe, while economist James Tobin has suggested that a tax could be levied on speculative flows of currency to create a more stable economic system and to inject some of the money made by financiers back into the real economy. The ATTAC movement, originally formed by journalist from the French newspaper Le Monde Diplomatique but now with branches in many countries has been campaigning with some success for this ‘Tobin Tax’. ‘Social creditors’ and other related ‘monetary reformers’, inspired by the unorthodox theories of figures like Major Douglas and Silvio Gesell see finance as an evil and advocate the creation of debt-free money by the community to generate a different kind of world order (Hutchinson, Mellor and Olsen 2002; Rowbotham 1998 and 2000). The critics of finance capital are discussed in chapter five.<text:line-break/></text:p>
      <text:p text:style-name="Text_20_body">Marxists, other socialists and trade unionists have marched at Seattle and other protests against neo-liberal globalisation. Marxist explanations of crisis are particularly important in discussing the approach of socialist opponents of neo-liberal globalisation including Communits Parties, the Fourth International or Socialist Workers Party (Callinicos 2003; Petras and Veltmeyer 2001 and 2003; Went 2000). The President of Cuba, Fidel Castro has produced a fascinating socialist account of global capitalism (Castro 2002). Some Marxists and ex-Marxists have argued that globalisation may lead to a post-capitalist society and the liberation of humanity. Nigel Harris (2003) and Meghnad Desai (2004) both suggest that Marx argued that capitalism by industrializing the planet would create the conditions necessary to sustain a prosperous socialist society. Marx they suggest argued that capitalism by industrialising the planet would create the conditions necessary for a fair and prosperous society. Chapter six introduces Marxist accounts of globalisation.<text:line-break/></text:p>
      <text:p text:style-name="Text_20_body">The most militant participants in the anti-capitalist protests have been the anarchists, many are non violent but others participate in the street fighting ‘black blocs’. The anarchists are inspired by diverse thinkers but perhaps most prominently by the ‘autonomists’ such as the academics Harry Cleaver, Michael Hardt and Toni Negri. Like Marx, they argue that globalisation is a product of the most destructive tendencies of capitalism. For them the market is not a means of regulating the economy but a weapon used to imprison workers. They see the work place as a prison and believe that workers’ struggles to escape from the power of capitalism have encouraged firms to relocate globally. In Empire Hardt and Negri (2001) argue that a militant movement, the multitude, can over throw capitalism and create a new kind of society. Autonomism is placed in a historical tradition of anarchist economic thought ranging from Kropotkin to the workers communes of the Spanish Civil War. The Marxist and post-modern influences on militant autonomism are also outlined in chapter seven with an emphasis on Empire.<text:line-break/></text:p>
      <text:p text:style-name="Text_20_body">Ecosocialists such as the US Green presidential challenger Joel Kovel (2002) maintain that the best insights of both Marx and the Greens need to be combined if globalisation is to be understood and resisted. For ecosocialists the basic atoms and molecules of capitalist production conjure up debt, multinational corporations, the dislocations of ‘free’ trade and all the rest. For the ecosocialists, analysed in chapter eight, the idea that capitalism must continue to grow and dominate the planet is alien. Chapter eight outlines the case for ecosocialism. Finally chapter nine concludes with a look at how an anti-capitalist economy can be built and sustained.</text:p>
      <text:p text:style-name="Standard"/>
      <text:h text:style-name="P3" text:outline-level="3" text:is-list-header="true"><text:a xlink:type="simple" xlink:href="http://babylonandbeyond.blogspot.com/2007/06/debating-apocalypse.html">Debating apocalypse</text:a> </text:h>
      <text:p text:style-name="Text_20_body"><draw:a xlink:type="simple" xlink:href="http://tbn0.google.com/images?q=tbn:X_BsJuImYjiwyM:http://www.beerdrinker.org/images/beer_disaster.jpg"><draw:frame draw:style-name="fr1" draw:name="graphics2" text:anchor-type="paragraph" svg:width="5.292cm" svg:height="3.969cm" draw:z-index="1"><draw:image xlink:href="http://tbn0.google.com/images?q=tbn:X_BsJuImYjiwyM:http://www.beerdrinker.org/images/beer_disaster.jpg" xlink:type="simple" xlink:show="embed" xlink:actuate="onLoad"/></draw:frame></draw:a><text:line-break/><text:line-break/><text:span text:style-name="Emphasis">Chesterton [the founder of the National Front] combined his anti-Semitism, his anti-Communism, his anti-Americanism and his fervent patriotism and concluded that Jewish Wall Street capitalism was the same thing as Russian Communism. Jewish capital had funded the Bolshevik Revolution of 1917, he believed, and Jewish capital had funded the development and technological base of Soviet Russia. The Moscow-Wall Street axis had its major objective the ruin of the British Empire, the mongrelization of the British race, and eventual world government. The United Nations, NATO and Jewish people were all to be regarded with the deepest suspicion as agents of ‘the money power’. </text:span>(Walker 1977: 29). <text:line-break/><text:line-break/><text:span text:style-name="Emphasis">Conspiracies make life easy to explain and provide enemies, the bankers, the capitalists, the US, that are easy to attack. </text:span><text:line-break/><text:line-break/><text:line-break/>Well if you have read all the entries, well done...first chapter read, hope it was not too obvious, things step up chapter by chapter.<text:line-break/><text:line-break/>This section looks at some big theoretical questions that run through book and briefly looks at neo-nazi anti-capitalism from the founder of the National Front, the nasty anti-semitic conspiracy stuff. Not all anti-capitalism is progressive.<text:line-break/><text:line-break/>Happy reading, friends.<text:line-break/><text:line-break/>Debating apocalypse</text:p>
      <text:p text:style-name="Text_20_body"><text:line-break/>Even a brief survey of the main currents of anti-capitalism throws up a number of difficult debates that demand attention. First, is the issue of what can be crudely termed conspiracy or concept? Are economic concepts just window dressing to help legitimate the power of one group over another? While conventional market economists, the media and most politicians argue that there are enduring economic ground rules that provide a guide to constructing a prosperous future, many anti-capitalists suggest that economics is almost entirely irrelevant as an explanation for the workings of the system. The monetary reformers often argue that bankers control the politicians so as to maintain power over the monetary system. The autonomists believe that the economic system is manipulated to control the working class and exploit them. Many of those concerned with trade, whether localists who want more protection or fair traders who want less, believe that bodies like the WTO are motivated not by a concern with comparative advantage and other economic principles, but simply by a wish to benefit the rich and powerful.<text:line-break/><text:line-break/>Conspiracies make life easy to explain and provide enemies, the bankers, the capitalists, the US, that are easy to attack. There is little doubt that many of our problems result from those with power exploiting those without. Unfortunately conspiracy does not explain everything. The conspiracy view of economics seems to generate a cartoonish air of unreality. Autonomist Harry Cleaver, to give one example, argued in the 1970s that inflation had been deliberately created by capitalist states to weaken the power of trade unions by reducing the purchasing power of their wages (1979: 95). Yet most commentators agree that deflation where prices fall, rather than inflation where prices rise, is much more damaging to workers because it leads to unemployment. Right wing politicians like Mrs Thatcher have been obsessed with reducing inflation, an unlikely strategy if inflation really did harm the very poorest as opposed to bankers defending the value of their assets. While conspiracies exist activists should also be critical of concepts and should beware stereotyping that delivers an enemy who is satisfyingly easy to label, condemn and attack. <text:line-break/><text:line-break/>The blame game can shade into a form of pseudo or not so pseudo-racism where entire groups are scapegoated for economic ills (Chua 2003). In the United States politician Pat Buchanan has campaigned against the WTO, arguing along with other far right nationalists that a one world conspiracy exists to limit local diversity. Banking and capitalism are seen as creating a new world order that benefits only rootless cosmopolitans and wrecks nation states. The far right unites with the far left in its choice of conspiracy enemies (Rupert 2000). Martin Walker in his study of the far right British political party the National Front, described a racist anti-globalism:<text:line-break/></text:p>
      <text:p text:style-name="P5"><text:span text:style-name="Emphasis">Chesterton [the founder of the National Front] combined his anti-Semitism, his anti-Communism, his anti-Americanism and his fervent patriotism and concluded that Jewish Wall Street capitalism was the same thing as Russian Communism. Jewish capital had funded the Bolshevik Revolution of 1917, he believed, and Jewish capital had funded the development and technological base of Soviet Russia. The Moscow-Wall Street axis had its major objective the ruin of the British Empire, the mongrelization of the British race, and eventual world government. The United Nations, NATO and Jewish people were all to be regarded with the deepest suspicion as agents of ‘the money power’. (Walker 1977: 29). </text:span><text:line-break/><text:line-break/>A second key issue is that of productivism versus primitivism. Many anti-capitalists would like to see the economy grow essentially forever. The west provides a development model for the rest of the globe. The problem is that the current workings of the IMF, WTO and other global institutions of economic governance is that they prevent real growth. Yet for other anti-capitalists, inspired by the green critique such as the ecosocialists, economic growth, however measured in a capitalist society, will destroy scarce resources, devastate global ecology and impoverish us in a whole range of ways subtle and not so subtle. The debate about growth throws up profound difficulties, it seems like madness to say that developing countries should not grow; yet capitalist growth for a minority already looks unsustainable given problems such as the greenhouse effect. What would the planet look like if car ownership was as high in mainland China as it is today in New Jersey? Perhaps ways can be found of enjoying life and meeting needs without producing more and more for ever and ever?<text:line-break/><text:line-break/>A third area concerns strategy. Can the global economic system be changed by gentle reform plans or are the problems identified so profound as to demand sudden and even violent change? Is it possible or desirable to describe a utopia, to paint a picture of a world without capitalism? How can a new kind of society be built that delivers prosperity without creating unsustainable environmental damage or crippling injustice? Changing apparently fixed tracks to the future is not going to be easy. Should anti-capitalists build alternatives or focus on blocking what exists and is cancerous? <text:line-break/><text:line-break/>These issues run through the entire book and must run beyond it. Suffice to say, we need to take history by the scruff of the neck and debate alternatives that genuinely benefit humanity and other species. The literary theorist Terry Eagleton has argued cogently that the most bizarre utopians are those who predict that capitalism can feed the world and continue into the distant future. The soothsayer ‘with his head buried most obdurately in the sand, is the hard-nosed pragmatist who imagines the future will be pretty much like the present only more so […] Our children are likely to live in interesting times’ (Red Pepper, February 2004). While Marx famously taught us to doubt everything, we can be certain that another world is both possible and necessary. Getting there remains the question.</text:p>
      <text:p text:style-name="P5"/>
      <text:p text:style-name="P5"/>
      <text:h text:style-name="P6" text:outline-level="3" text:is-list-header="true"><text:a xlink:type="simple" xlink:href="http://babylonandbeyond.blogspot.com/2007/06/2-vaccinating-against-anti-capitalism.html">2 VACCINATING AGAINST ANTI-CAPITALISM: STIGLITZ, SOROS AND FRIENDS</text:a> </text:h>
      <text:p text:style-name="Text_20_body"><draw:a xlink:type="simple" xlink:href="http://tbn0.google.com/images?q=tbn:jNXS6BWicj06oM:http://www.eleconomista.cubaweb.cu/2005/nro261/stiglihz.jpg"><draw:frame draw:style-name="fr1" draw:name="graphics3" text:anchor-type="paragraph" svg:width="5.292cm" svg:height="6.315cm" draw:z-index="2"><draw:image xlink:href="http://tbn0.google.com/images?q=tbn:jNXS6BWicj06oM:http://www.eleconomista.cubaweb.cu/2005/nro261/stiglihz.jpg" xlink:type="simple" xlink:show="embed" xlink:actuate="onLoad"/></draw:frame></draw:a><text:line-break/>well new chapter, on to those Keynesians a bit critical of nasty old capitalism, thought that Hari's description of Stiglitz is silly but rather amusing.<text:line-break/><text:line-break/><text:line-break/>[Joseph Stiglitz] looks like a caricature of a Wicked Capitalist from a Bolshevik propaganda poster circa 1917. You know: the one where a pig-like businessman rests his feet on a perspiring, emaciated worker and spoons caviar into his fleshy gob. Stiglitz is round and portly, with braces to hold up his trousers. He has a big grin, worn on a mouth that looks like it was born to hold a fat cigar. Yet he is one of the most important left-wing economic and political thinkers of our time, and his agenda cuts to the heart of the most urgent moral issue in the world: mass poverty. (Johann Hari, Independent on Sunday, 9 November 2003)<text:line-break/><text:line-break/>Though these banner-wavers hog the headlines and disrupt the streets, they pose no serious threat to the two Bretton Woods institutions [the IMF and the World Bank] Their goals (such as ‘end capitalism’) are too absurd; their arguments too incoherent. But this year, more than most, the IMF faces criticism from a more serious source – those inside rather than outside the barricades. A growing chorus of insiders, from staff members (sotto voce) to Wall Street bankers (more loudly), is asking whether the Fund and the rich countries that largely determine its policies know what they are doing. (Economist, 26 September 2001)<text:line-break/><text:line-break/>Along with the black-clad messengers and NGO activists some surprisingly sober figures have been prepared to challenge neo-liberal globalisation. The fact that bankers, economists and speculators are questioning the system that made them wealthy clearly disquiets advocates of unfettered capitalism. While some of these ‘insiders’ criticise the IMF for lack of true zealotry in the capitalist cause, many believe that the globalisation it promotes is socially and economically destructive. Joseph Stiglitz, former Chief Economist of the World Bank and George Soros, perhaps the world’s best-known financier, are the most important, other ‘establishment’ figures have echoed their assumptions that the capitalist market needs careful national and international regulation to function sustainably. The late Sir James Goldsmith, the corporate asset-stripper once condemned as personifying capitalism at its worst, attacked free trade and took on GATT, before it was fashionable to do so, during the 1990s (Goldsmith 1994). James Tobin the economist who argues that speculative flows of capital should be taxed also springs to mind. The Nobel prize winner Amartya Sen is also one of a number of economists who have echoed Stiglitz’s perspective (Sen 1999). The example of John Gray, a former Thatcherite and contributor to the free market Institute of Economic Affairs, is instructive. His detailed and passionate attack on globalisation from the right is difficult for conservatives to answer (Gray 2002). Drawing upon the Austrian social thinker Karl Polanyi, he argues that neo-liberalism leads to social chaos, smashing the bonds of family and community necessary for a stable human order. <text:line-break/></text:p>
      <text:p text:style-name="Text_20_body">These critics argue that US-style capitalism is far less efficient than European or Asian variants. They believe that the Washington consensus of unlimited free trade, privatisation and strong deflationary policies actually prevents capitalism from growing and developing countries from becoming financially secure. They echo the key assumption of the economist Keynes, whose policies helped rescue the post-war global economy from recession and mass unemployment, that government intervention actually makes markets work more effectively. Their critique is not dissimilar to that of Hirst and Thompson who argue from a social-democratic perspective that capitalism can (and should) be reined in by the nation state (Hirst and Thompson 1999). This chapter focuses on Stiglitz and Soros, examines their challenge to economic orthodoxy and shows how their ideas are derived from John Maynard Keynes reformist interventionist economic approach developed in the 1930s.</text:p>
      <text:p text:style-name="P5"/>
      <text:h text:style-name="P7" text:outline-level="3" text:is-list-header="true"><text:a xlink:type="simple" xlink:href="http://babylonandbeyond.blogspot.com/2007/06/ch2-pt-2-stiglitz-and-soros.html">Ch2, pt 2 Stiglitz and Soros</text:a> </text:h>
      <text:p text:style-name="Text_20_body"><draw:a xlink:type="simple" xlink:href="http://i104.photobucket.com/albums/m185/ronnieliutiankhiew/Soros_LSE500_0047.jpg"><draw:frame draw:style-name="fr1" draw:name="graphics4" text:anchor-type="paragraph" svg:width="5.292cm" svg:height="3.545cm" draw:z-index="3"><draw:image xlink:href="http://i104.photobucket.com/albums/m185/ronnieliutiankhiew/Soros_LSE500_0047.jpg" xlink:type="simple" xlink:show="embed" xlink:actuate="onLoad"/></draw:frame></draw:a><text:line-break/><text:span text:style-name="Emphasis">That a self made capitalist, who has clawed his way to unimaginable wealth using the most abstract and advanced tools of unproductive finance such as derivatives and currency deals, is an opponent of the IMF and George Bush, should give apologists for ‘business as usual’ pause for critical thought. </text:span><text:line-break/><text:line-break/><text:line-break/><text:line-break/>Stiglitz and Soros<text:line-break/></text:p>
      <text:p text:style-name="Text_20_body">Joseph Stiglitz became Chief Economist of the World Bank in 1997. He was also one of President Clinton’s key economic advisors and chaired the US Council of Economic Advisors. His ground breaking academic work on asymmetric information, the idea that markets may fail because consumers and producers have imperfect knowledge, won him a Nobel Prize (Guardian, 11 October 2001). In 1999 he resigned from the World Bank because he felt that the more powerful IMF was blocking its agenda of reform. In 2001 he published Globalization and its Discontents, arguing that neo-liberal globalisation had led to poverty for millions of people and would fail unless thoughtfully reformed. The title echoes Freud’s Civilisation and its Discontents, an explosive tome that shows how apparent rationality is based upon repression. Stiglitz comes closer to endorsing violence against economic repression than any other commentator outside of autonomist anarchism, bitterly observing, ‘For decades, people in the developing world have rioted when the austerity programs imposed on their countries proved to be too harsh...what is new is the wave of protest in developed countries’ (Stiglitz 2002: 3). While the prophets of capitalism ignore or ridicule most of their opponents, they hate Stiglitz with a corrosive passion:<text:line-break/></text:p>
      <text:p text:style-name="P5"><text:span text:style-name="Emphasis">Mr Stiglitz's prose reads like a draft dictated to a secretary whose mind was apt to wander: readers too will be drifting off a lot. Also, the narrative conveys a whining self-righteousness that is always tiresome and sometimes downright repellent. </text:span>(Economist, 6 June 2002 )<text:line-break/><text:line-break/></text:p>
      <text:p text:style-name="P5">George Soros was raised in poverty, made a fortune and is now best known for using his wealth for ambitious political and social projects. Born in Hungary, his family hid their Jewish origins to avoid extermination by the Nazis and their anti-semitic puppets. In the post-war years Soros found his way to Switzerland, moved to the UK to study at the London School of Economics. In 1956 he left for the United States where he managed to make a massive investment fortune. He specialized in arbitrage, the art of skimming off the differential change in value from dealing, especially dealing in currency. He was an early practitioner in the high risk hedge fund market, an ‘investment of $100,000 in Soros’s Quantum Fund in 1969 was worth $300 million by 1996’ (Hertz 2001: 137). In 1992 he bought billions of dollars worth of foreign currency being sold by the British government to prop up demand for sterling. As the pound slid in value his currency worth accelerated upwards.<text:line-break/><text:line-break/>Fiercely hostile to the totalitarianism of both Hitler and Stalin, he embraced the free market philosophy of the Austrian philosopher Karl Popper. Soros established the Open Society Institute, his philanthropic foundation, in 1979, ‘to help open up closed societies, help make open societies more viable, and foster a critical mode of thinking’ (Soros 1998: 69). Popper argued that socialism led to a closed totalitarian society ruled by experts. Marx, for Popper, is prefigured by Plato who believed in a utopia governed by an elite of philosopher kings. Yet by 1995 Soros had come to believe that unfettered capitalism rather than socialist totalitarianism had become the main threat to freedom. Such sentiments are summed up in the title of his 1998 book, The Crisis of Global Capitalism: Open Society Endangered which sees globalisation as a force that must be tamed if a market based society is to be sustained.<text:line-break/><text:line-break/>Soros has advanced his ideas practically by funding an interesting range of charitable projects and political campaigns. He sent four hundred photocopiers to his native Hungary to promote information access in the pre internet era. He allegedly helped to topple the President of Georgia in 2004 and poured dollars into anti-Bush campaigning:<text:line-break/>[He] gives away $400m a year through his Foundation and thus subsidizes many of the activist groups, luminaries and publications of the American left, probably dwarfing the sums that once trickled out of Langley or Moscow […] his monetary influence is one of those hushed secrets inside the left usually dismissed as conspiracy-thinking. (Sheasby 2003) <text:line-break/><text:line-break/>That a self made capitalist, who has clawed his way to unimaginable wealth using the most abstract and advanced tools of unproductive finance such as derivatives and currency deals, is an opponent of the IMF and George Bush, should give apologists for ‘business as usual’ pause for critical though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Condensed" fo:font-size="12pt" fo:language="en" fo:country="US" style:font-name-asian="DejaVu Sans Condensed2" style:font-size-asian="12pt" style:language-asian="en" style:country-asian="GB" style:font-name-complex="DejaVu Sans Condensed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1" fo:font-size="14pt" style:font-name-asian="DejaVu Sans Condensed2" style:font-size-asian="14pt" style:font-name-complex="DejaVu Sans Condensed2" style:font-size-complex="14pt"/>
    </style:style>
    <style:style style:name="Heading_20_1" style:display-name="Heading 1" style:family="paragraph" style:parent-style-name="Heading" style:next-style-name="Text_20_body" style:class="text" style:default-outline-level="1">
      <style:text-properties style:font-name="DejaVu Sans Condensed" fo:font-size="24pt" fo:font-weight="bold" style:font-name-asian="DejaVu Sans Condensed2" style:font-size-asian="24pt" style:font-weight-asian="bold" style:font-name-complex="DejaVu Sans Condensed2" style:font-size-complex="24pt" style:font-weight-complex="bold"/>
    </style:style>
    <style:style style:name="Heading_20_3" style:display-name="Heading 3" style:family="paragraph" style:parent-style-name="Heading" style:next-style-name="Text_20_body" style:class="text" style:default-outline-level="3">
      <style:text-properties style:font-name="DejaVu Sans Condensed" fo:font-size="14pt" fo:font-weight="bold" style:font-name-asian="DejaVu Sans Condensed2" style:font-size-asian="14pt" style:font-weight-asian="bold" style:font-name-complex="DejaVu Sans Condensed2"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ib Dyke</meta:initial-creator>
    <meta:creation-date>2007-10-07T19:39:11</meta:creation-date>
    <dc:creator>Roib Dyke</dc:creator>
    <dc:date>2007-10-21T14:23:45</dc:date>
    <meta:printed-by>Roib Dyke</meta:printed-by>
    <meta:print-date>2007-10-21T14:12:55</meta:print-date>
    <dc:language>en-US</dc:language>
    <meta:editing-cycles>5</meta:editing-cycles>
    <meta:editing-duration>PT1H24M31S</meta:editing-duration>
    <meta:user-defined meta:name="Info 1"/>
    <meta:user-defined meta:name="Info 2"/>
    <meta:user-defined meta:name="Info 3"/>
    <meta:user-defined meta:name="Info 4"/>
    <meta:document-statistic meta:table-count="0" meta:image-count="4" meta:object-count="0" meta:page-count="30" meta:paragraph-count="78" meta:word-count="12322" meta:character-count="77226"/>
  </office:meta>
</office:document-meta>
</file>